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55cm"/>
    </style:style>
    <style:style style:name="co3" style:family="table-column">
      <style:table-column-properties fo:break-before="auto" style:column-width="9.349cm"/>
    </style:style>
    <style:style style:name="co4" style:family="table-column">
      <style:table-column-properties fo:break-before="auto" style:column-width="4.401cm"/>
    </style:style>
    <style:style style:name="co5" style:family="table-column">
      <style:table-column-properties fo:break-before="auto" style:column-width="5.958cm"/>
    </style:style>
    <style:style style:name="co6" style:family="table-column">
      <style:table-column-properties fo:break-before="auto" style:column-width="19.3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 style:data-style-name="N109">
      <style:text-properties style:font-name="Arial" style:font-name-asian="DejaVu Sans" style:font-name-complex="Lohit Hindi"/>
    </style:style>
    <style:style style:name="ce5" style:family="table-cell" style:parent-style-name="Default" style:data-style-name="N100"/>
    <style:style style:name="ce6" style:family="table-cell" style:parent-style-name="Default" style:data-style-name="N110"/>
    <style:style style:name="ce7" style:family="table-cell" style:parent-style-name="Default" style:data-style-name="N111"/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3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Timestamp</text:p>
          </table:table-cell>
          <table:table-cell table:style-name="Default" table:number-columns-repeated="2"/>
          <table:table-cell table:number-columns-repeated="2"/>
          <table:table-cell office:value-type="string">
            <text:p>Message</text:p>
          </table:table-cell>
        </table:table-row>
        <table:table-row table:style-name="ro1">
          <table:table-cell table:number-columns-repeated="2"/>
          <table:table-cell office:value-type="date" office:date-value="2013-09-10T01:21:16.72">
            <text:p>2013-09-10,01:21:16,720</text:p>
          </table:table-cell>
          <table:table-cell table:formula="of:=[.C2]-[.C3]" office:value-type="time" office:time-value="PT00H00M02.06S">
            <text:p>00:00:02,060</text:p>
          </table:table-cell>
          <table:table-cell table:style-name="ce4" table:formula="of:=IF([.D2]&gt;0;[.D2];&quot;&quot;)" office:value-type="time" office:time-value="PT00H00M02.06S">
            <text:p>00:00:02,060</text:p>
          </table:table-cell>
          <table:table-cell office:value-type="string">
            <text:p>&gt;0</text:p>
          </table:table-cell>
          <table:table-cell/>
          <table:table-cell office:value-type="string">
            <text:p>Drive 8 (AX5203-0000-0010) (1008)' Communication re-established</text:p>
          </table:table-cell>
        </table:table-row>
        <table:table-row table:style-name="ro1">
          <table:table-cell table:number-columns-repeated="2"/>
          <table:table-cell office:value-type="date" office:date-value="2013-09-10T01:21:14.66">
            <text:p>2013-09-10,01:21:14,660</text:p>
          </table:table-cell>
          <table:table-cell table:formula="of:=0" office:value-type="time" office:time-value="PT00H00M00S">
            <text:p>00:00:00,000</text:p>
          </table:table-cell>
          <table:table-cell table:formula="of:=IF([.D3]&gt;0;[.D3];&quot;&quot;)">
            <text:p/>
          </table:table-cell>
          <table:table-cell table:number-columns-repeated="2"/>
          <table:table-cell office:value-type="string">
            <text:p>Drive 8 (AX5203-0000-0010) (1008)' Communication interrupted</text:p>
          </table:table-cell>
        </table:table-row>
        <table:table-row table:style-name="ro1">
          <table:table-cell table:number-columns-repeated="2"/>
          <table:table-cell office:value-type="date" office:date-value="2013-09-10T01:20:54.8">
            <text:p>2013-09-10,01:20:54,800</text:p>
          </table:table-cell>
          <table:table-cell table:formula="of:=[.C4]-[.C5]" office:value-type="time" office:time-value="PT00H00M03.664S">
            <text:p>00:00:03,664</text:p>
          </table:table-cell>
          <table:table-cell table:formula="of:=IF([.D4]&gt;0;[.D4];&quot;&quot;)" office:value-type="time" office:time-value="PT00H00M03.664S">
            <text:p>00:00:03,664</text:p>
          </table:table-cell>
          <table:table-cell table:number-columns-repeated="2"/>
          <table:table-cell office:value-type="string">
            <text:p>Drive 8 (AX5203-0000-0010) (1008)' Communication re-established</text:p>
          </table:table-cell>
        </table:table-row>
        <table:table-row table:style-name="ro1">
          <table:table-cell table:number-columns-repeated="2"/>
          <table:table-cell office:value-type="date" office:date-value="2013-09-10T01:20:51.136">
            <text:p>2013-09-10,01:20:51,136</text:p>
          </table:table-cell>
          <table:table-cell table:formula="of:=0" office:value-type="time" office:time-value="PT00H00M00S">
            <text:p>00:00:00,000</text:p>
          </table:table-cell>
          <table:table-cell table:formula="of:=IF([.D5]&gt;0;[.D5];&quot;&quot;)">
            <text:p/>
          </table:table-cell>
          <table:table-cell table:number-columns-repeated="2"/>
          <table:table-cell office:value-type="string">
            <text:p>Drive 8 (AX5203-0000-0010) (1008)' Communication interrupted</text:p>
          </table:table-cell>
        </table:table-row>
        <table:table-row table:style-name="ro1">
          <table:table-cell table:number-columns-repeated="2"/>
          <table:table-cell office:value-type="date" office:date-value="2013-09-10T01:19:34.94">
            <text:p>2013-09-10,01:19:34,940</text:p>
          </table:table-cell>
          <table:table-cell table:formula="of:=[.C6]-[.C7]" office:value-type="time" office:time-value="PT00H00M17.954S">
            <text:p>00:00:17,954</text:p>
          </table:table-cell>
          <table:table-cell table:formula="of:=IF([.D6]&gt;0;[.D6];&quot;&quot;)" office:value-type="time" office:time-value="PT00H00M17.954S">
            <text:p>00:00:17,954</text:p>
          </table:table-cell>
          <table:table-cell table:number-columns-repeated="2"/>
          <table:table-cell office:value-type="string">
            <text:p>Drive 8 (AX5203-0000-0010) (1008)' Communication re-established</text:p>
          </table:table-cell>
        </table:table-row>
        <table:table-row table:style-name="ro1">
          <table:table-cell table:number-columns-repeated="2"/>
          <table:table-cell office:value-type="date" office:date-value="2013-09-10T01:19:16.986">
            <text:p>2013-09-10,01:19:16,986</text:p>
          </table:table-cell>
          <table:table-cell table:formula="of:=0" office:value-type="time" office:time-value="PT00H00M00S">
            <text:p>00:00:00,000</text:p>
          </table:table-cell>
          <table:table-cell table:formula="of:=IF([.D7]&gt;0;[.D7];&quot;&quot;)">
            <text:p/>
          </table:table-cell>
          <table:table-cell table:number-columns-repeated="2"/>
          <table:table-cell office:value-type="string">
            <text:p>Drive 8 (AX5203-0000-0010) (1008)' Communication interrupted</text:p>
          </table:table-cell>
        </table:table-row>
        <table:table-row table:style-name="ro1">
          <table:table-cell table:number-columns-repeated="2"/>
          <table:table-cell office:value-type="date" office:date-value="2013-09-10T01:18:13.19">
            <text:p>2013-09-10,01:18:13,190</text:p>
          </table:table-cell>
          <table:table-cell table:formula="of:=[.C8]-[.C9]" office:value-type="time" office:time-value="PT00H00M04.694S">
            <text:p>00:00:04,694</text:p>
          </table:table-cell>
          <table:table-cell table:formula="of:=IF([.D8]&gt;0;[.D8];&quot;&quot;)" office:value-type="time" office:time-value="PT00H00M04.694S">
            <text:p>00:00:04,694</text:p>
          </table:table-cell>
          <table:table-cell table:number-columns-repeated="2"/>
          <table:table-cell office:value-type="string">
            <text:p>Drive 8 (AX5203-0000-0010) (1008)' Communication re-established</text:p>
          </table:table-cell>
        </table:table-row>
        <table:table-row table:style-name="ro1">
          <table:table-cell table:number-columns-repeated="2"/>
          <table:table-cell office:value-type="date" office:date-value="2013-09-10T01:18:08.496">
            <text:p>2013-09-10,01:18:08,496</text:p>
          </table:table-cell>
          <table:table-cell table:formula="of:=0" office:value-type="time" office:time-value="PT00H00M00S">
            <text:p>00:00:00,000</text:p>
          </table:table-cell>
          <table:table-cell table:formula="of:=IF([.D9]&gt;0;[.D9];&quot;&quot;)">
            <text:p/>
          </table:table-cell>
          <table:table-cell table:number-columns-repeated="2"/>
          <table:table-cell office:value-type="string">
            <text:p>Drive 8 (AX5203-0000-0010) (1008)' Communication interrupted</text:p>
          </table:table-cell>
        </table:table-row>
        <table:table-row table:style-name="ro1">
          <table:table-cell table:number-columns-repeated="2"/>
          <table:table-cell office:value-type="date" office:date-value="2013-09-10T01:17:39.13">
            <text:p>2013-09-10,01:17:39,130</text:p>
          </table:table-cell>
          <table:table-cell table:formula="of:=[.C10]-[.C11]" office:value-type="time" office:time-value="PT00H00M02.664S">
            <text:p>00:00:02,664</text:p>
          </table:table-cell>
          <table:table-cell table:formula="of:=IF([.D10]&gt;0;[.D10];&quot;&quot;)" office:value-type="time" office:time-value="PT00H00M02.664S">
            <text:p>00:00:02,664</text:p>
          </table:table-cell>
          <table:table-cell table:number-columns-repeated="2"/>
          <table:table-cell office:value-type="string">
            <text:p>Drive 8 (AX5203-0000-0010) (1008)' Communication re-established</text:p>
          </table:table-cell>
        </table:table-row>
        <table:table-row table:style-name="ro1">
          <table:table-cell table:number-columns-repeated="2"/>
          <table:table-cell office:value-type="date" office:date-value="2013-09-10T01:17:36.466">
            <text:p>2013-09-10,01:17:36,466</text:p>
          </table:table-cell>
          <table:table-cell table:formula="of:=0" office:value-type="time" office:time-value="PT00H00M00S">
            <text:p>00:00:00,000</text:p>
          </table:table-cell>
          <table:table-cell table:formula="of:=IF([.D11]&gt;0;[.D11];&quot;&quot;)">
            <text:p/>
          </table:table-cell>
          <table:table-cell table:number-columns-repeated="2"/>
          <table:table-cell office:value-type="string">
            <text:p>Drive 8 (AX5203-0000-0010) (1008)' Communication interrupted</text:p>
          </table:table-cell>
        </table:table-row>
        <table:table-row table:style-name="ro1">
          <table:table-cell table:number-columns-repeated="2"/>
          <table:table-cell office:value-type="date" office:date-value="2013-09-10T00:06:41.6">
            <text:p>2013-09-10,00:06:41,600</text:p>
          </table:table-cell>
          <table:table-cell table:formula="of:=[.C12]-[.C13]" office:value-type="time" office:time-value="PT00H00M03.204S">
            <text:p>00:00:03,204</text:p>
          </table:table-cell>
          <table:table-cell table:formula="of:=IF([.D12]&gt;0;[.D12];&quot;&quot;)" office:value-type="time" office:time-value="PT00H00M03.204S">
            <text:p>00:00:03,204</text:p>
          </table:table-cell>
          <table:table-cell table:number-columns-repeated="2"/>
          <table:table-cell office:value-type="string">
            <text:p>Drive 8 (AX5203-0000-0010) (1008)' Communication re-established</text:p>
          </table:table-cell>
        </table:table-row>
        <table:table-row table:style-name="ro1">
          <table:table-cell table:number-columns-repeated="2"/>
          <table:table-cell office:value-type="date" office:date-value="2013-09-10T00:06:38.396">
            <text:p>2013-09-10,00:06:38,396</text:p>
          </table:table-cell>
          <table:table-cell table:formula="of:=0" office:value-type="time" office:time-value="PT00H00M00S">
            <text:p>00:00:00,000</text:p>
          </table:table-cell>
          <table:table-cell table:formula="of:=IF([.D13]&gt;0;[.D13];&quot;&quot;)">
            <text:p/>
          </table:table-cell>
          <table:table-cell table:number-columns-repeated="2"/>
          <table:table-cell office:value-type="string">
            <text:p>Drive 8 (AX5203-0000-0010) (1008)' Communication interrupted</text:p>
          </table:table-cell>
        </table:table-row>
        <table:table-row table:style-name="ro1">
          <table:table-cell table:number-columns-repeated="2"/>
          <table:table-cell office:value-type="date" office:date-value="2013-09-10T00:05:41.5">
            <text:p>2013-09-10,00:05:41,500</text:p>
          </table:table-cell>
          <table:table-cell table:formula="of:=[.C14]-[.C15]" office:value-type="time" office:time-value="PT00H00M03.104S">
            <text:p>00:00:03,104</text:p>
          </table:table-cell>
          <table:table-cell table:formula="of:=IF([.D14]&gt;0;[.D14];&quot;&quot;)" office:value-type="time" office:time-value="PT00H00M03.104S">
            <text:p>00:00:03,104</text:p>
          </table:table-cell>
          <table:table-cell table:number-columns-repeated="2"/>
          <table:table-cell office:value-type="string">
            <text:p>Drive 8 (AX5203-0000-0010) (1008)' Communication re-established</text:p>
          </table:table-cell>
        </table:table-row>
        <table:table-row table:style-name="ro1">
          <table:table-cell table:number-columns-repeated="2"/>
          <table:table-cell office:value-type="date" office:date-value="2013-09-10T00:05:38.396">
            <text:p>2013-09-10,00:05:38,396</text:p>
          </table:table-cell>
          <table:table-cell table:formula="of:=0" office:value-type="time" office:time-value="PT00H00M00S">
            <text:p>00:00:00,000</text:p>
          </table:table-cell>
          <table:table-cell table:formula="of:=IF([.D15]&gt;0;[.D15];&quot;&quot;)">
            <text:p/>
          </table:table-cell>
          <table:table-cell table:number-columns-repeated="2"/>
          <table:table-cell office:value-type="string">
            <text:p>Drive 8 (AX5203-0000-0010) (1008)' Communication interrupted</text:p>
          </table:table-cell>
        </table:table-row>
        <table:table-row table:style-name="ro1">
          <table:table-cell table:number-columns-repeated="2"/>
          <table:table-cell office:value-type="date" office:date-value="2013-09-10T00:03:42.57">
            <text:p>2013-09-10,00:03:42,570</text:p>
          </table:table-cell>
          <table:table-cell table:formula="of:=[.C16]-[.C17]" office:value-type="time" office:time-value="PT00H00M02.654S">
            <text:p>00:00:02,654</text:p>
          </table:table-cell>
          <table:table-cell table:formula="of:=IF([.D16]&gt;0;[.D16];&quot;&quot;)" office:value-type="time" office:time-value="PT00H00M02.654S">
            <text:p>00:00:02,654</text:p>
          </table:table-cell>
          <table:table-cell table:number-columns-repeated="2"/>
          <table:table-cell office:value-type="string">
            <text:p>Drive 8 (AX5203-0000-0010) (1008)' Communication re-established</text:p>
          </table:table-cell>
        </table:table-row>
        <table:table-row table:style-name="ro1">
          <table:table-cell table:number-columns-repeated="2"/>
          <table:table-cell office:value-type="date" office:date-value="2013-09-10T00:03:39.916">
            <text:p>2013-09-10,00:03:39,916</text:p>
          </table:table-cell>
          <table:table-cell table:formula="of:=0" office:value-type="time" office:time-value="PT00H00M00S">
            <text:p>00:00:00,000</text:p>
          </table:table-cell>
          <table:table-cell table:formula="of:=IF([.D17]&gt;0;[.D17];&quot;&quot;)">
            <text:p/>
          </table:table-cell>
          <table:table-cell table:number-columns-repeated="2"/>
          <table:table-cell office:value-type="string">
            <text:p>Drive 8 (AX5203-0000-0010) (1008)' Communication interrupted</text:p>
          </table:table-cell>
        </table:table-row>
        <table:table-row table:style-name="ro1">
          <table:table-cell table:number-columns-repeated="2"/>
          <table:table-cell table:style-name="ce2" office:value-type="date" office:date-value="2013-09-10T00:03:22.13">
            <text:p>2013-09-10 00:03:22,130</text:p>
          </table:table-cell>
          <table:table-cell table:formula="of:=[.C18]-[.C19]" office:value-type="time" office:time-value="PT00H00M02.804S">
            <text:p>00:00:02,804</text:p>
          </table:table-cell>
          <table:table-cell table:formula="of:=IF([.D18]&gt;0;[.D18];&quot;&quot;)" office:value-type="time" office:time-value="PT00H00M02.804S">
            <text:p>00:00:02,804</text:p>
          </table:table-cell>
          <table:table-cell table:number-columns-repeated="2"/>
          <table:table-cell office:value-type="string">
            <text:p>Drive 8 (AX5203-0000-0010) (1008)' Communication re-established</text:p>
          </table:table-cell>
        </table:table-row>
        <table:table-row table:style-name="ro1">
          <table:table-cell table:number-columns-repeated="2"/>
          <table:table-cell table:style-name="ce2" office:value-type="date" office:date-value="2013-09-10T00:03:19.326">
            <text:p>2013-09-10 00:03:19,326</text:p>
          </table:table-cell>
          <table:table-cell table:formula="of:=0" office:value-type="time" office:time-value="PT00H00M00S">
            <text:p>00:00:00,000</text:p>
          </table:table-cell>
          <table:table-cell table:formula="of:=IF([.D19]&gt;0;[.D19];&quot;&quot;)">
            <text:p/>
          </table:table-cell>
          <table:table-cell table:number-columns-repeated="2"/>
          <table:table-cell office:value-type="string">
            <text:p>Drive 8 (AX5203-0000-0010) (1008)' Communication interrupted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" table:formula="of:=[.C18]-[.C19]" office:value-type="date" office:date-value="1899-12-30T00:00:02.8039999539">
            <text:p>1899-12-30 00:00:02,804</text:p>
          </table:table-cell>
          <table:table-cell table:style-name="Default" table:number-columns-repeated="2"/>
          <table:table-cell table:number-columns-repeated="3"/>
        </table:table-row>
      </table:table>
      <table:table table:name="Arkusz2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02:02:49</text:p>
          </table:table-cell>
          <table:table-cell office:value-type="float" office:value="110">
            <text:p>110</text:p>
          </table:table-cell>
          <table:table-cell table:formula="of:=CONCATENATE([.C2:.C2];IF([.D2]&gt;99;&quot;,&quot;;&quot;,0&quot;);[.D2:.D2])" office:value-type="string" office:string-value="02:02:49,110">
            <text:p>02:02:49,110</text:p>
          </table:table-cell>
          <table:table-cell table:formula="of:=[.E2]-[.E3]" office:value-type="time" office:time-value="PT00H00M02.664S">
            <text:p>00:00:02,664</text:p>
          </table:table-cell>
          <table:table-cell table:formula="of:=IF([.F2]&gt;0;[.F2];&quot;&quot;)" office:value-type="time" office:time-value="PT00H00M02.664S">
            <text:p>00:00:02,664</text:p>
          </table:table-cell>
          <table:table-cell/>
          <table:table-cell office:value-type="string">
            <text:p>Communication</text:p>
          </table:table-cell>
          <table:table-cell office:value-type="string">
            <text:p>re-established</text:p>
          </table:table-cell>
        </table:table-row>
        <table:table-row table:style-name="ro1">
          <table:table-cell table:number-columns-repeated="2"/>
          <table:table-cell office:value-type="string">
            <text:p>02:02:46</text:p>
          </table:table-cell>
          <table:table-cell office:value-type="float" office:value="446">
            <text:p>446</text:p>
          </table:table-cell>
          <table:table-cell table:formula="of:=CONCATENATE([.C3:.C3];IF([.D3]&gt;99;&quot;,&quot;;&quot;,0&quot;);[.D3:.D3])" office:value-type="string" office:string-value="02:02:46,446">
            <text:p>02:02:46,446</text:p>
          </table:table-cell>
          <table:table-cell table:formula="of:=0" office:value-type="time" office:time-value="PT00H00M00S">
            <text:p>00:00:00,000</text:p>
          </table:table-cell>
          <table:table-cell table:formula="of:=IF([.F3]&gt;0;[.F3];&quot;&quot;)">
            <text:p/>
          </table:table-cell>
          <table:table-cell/>
          <table:table-cell office:value-type="string">
            <text:p>Communication</text:p>
          </table:table-cell>
          <table:table-cell office:value-type="string">
            <text:p>interrupted</text:p>
          </table:table-cell>
        </table:table-row>
        <table:table-row table:style-name="ro1">
          <table:table-cell table:number-columns-repeated="2"/>
          <table:table-cell office:value-type="string">
            <text:p>02:02:32</text:p>
          </table:table-cell>
          <table:table-cell office:value-type="float" office:value="420">
            <text:p>420</text:p>
          </table:table-cell>
          <table:table-cell table:formula="of:=CONCATENATE([.C4:.C4];IF([.D4]&gt;99;&quot;,&quot;;&quot;,0&quot;);[.D4:.D4])" office:value-type="string" office:string-value="02:02:32,420">
            <text:p>02:02:32,420</text:p>
          </table:table-cell>
          <table:table-cell table:formula="of:=[.E4]-[.E5]" office:value-type="time" office:time-value="PT00H00M02.654S">
            <text:p>00:00:02,654</text:p>
          </table:table-cell>
          <table:table-cell table:formula="of:=IF([.F4]&gt;0;[.F4];&quot;&quot;)" office:value-type="time" office:time-value="PT00H00M02.654S">
            <text:p>00:00:02,654</text:p>
          </table:table-cell>
          <table:table-cell/>
          <table:table-cell office:value-type="string">
            <text:p>Communication</text:p>
          </table:table-cell>
          <table:table-cell office:value-type="string">
            <text:p>re-established</text:p>
          </table:table-cell>
        </table:table-row>
        <table:table-row table:style-name="ro1">
          <table:table-cell table:number-columns-repeated="2"/>
          <table:table-cell office:value-type="string">
            <text:p>02:02:29</text:p>
          </table:table-cell>
          <table:table-cell office:value-type="float" office:value="766">
            <text:p>766</text:p>
          </table:table-cell>
          <table:table-cell table:formula="of:=CONCATENATE([.C5:.C5];IF([.D5]&gt;99;&quot;,&quot;;&quot;,0&quot;);[.D5:.D5])" office:value-type="string" office:string-value="02:02:29,766">
            <text:p>02:02:29,766</text:p>
          </table:table-cell>
          <table:table-cell table:formula="of:=0" office:value-type="time" office:time-value="PT00H00M00S">
            <text:p>00:00:00,000</text:p>
          </table:table-cell>
          <table:table-cell table:formula="of:=IF([.F5]&gt;0;[.F5];&quot;&quot;)">
            <text:p/>
          </table:table-cell>
          <table:table-cell/>
          <table:table-cell office:value-type="string">
            <text:p>Communication</text:p>
          </table:table-cell>
          <table:table-cell office:value-type="string">
            <text:p>interrupted</text:p>
          </table:table-cell>
        </table:table-row>
        <table:table-row table:style-name="ro1">
          <table:table-cell table:number-columns-repeated="2"/>
          <table:table-cell office:value-type="string">
            <text:p>02:02:25</text:p>
          </table:table-cell>
          <table:table-cell office:value-type="float" office:value="470">
            <text:p>470</text:p>
          </table:table-cell>
          <table:table-cell table:formula="of:=CONCATENATE([.C6:.C6];IF([.D6]&gt;99;&quot;,&quot;;&quot;,0&quot;);[.D6:.D6])" office:value-type="string" office:string-value="02:02:25,470">
            <text:p>02:02:25,470</text:p>
          </table:table-cell>
          <table:table-cell table:formula="of:=[.E6]-[.E7]" office:value-type="time" office:time-value="PT00H00M02.664S">
            <text:p>00:00:02,664</text:p>
          </table:table-cell>
          <table:table-cell table:formula="of:=IF([.F6]&gt;0;[.F6];&quot;&quot;)" office:value-type="time" office:time-value="PT00H00M02.664S">
            <text:p>00:00:02,664</text:p>
          </table:table-cell>
          <table:table-cell/>
          <table:table-cell office:value-type="string">
            <text:p>Communication</text:p>
          </table:table-cell>
          <table:table-cell office:value-type="string">
            <text:p>re-established</text:p>
          </table:table-cell>
        </table:table-row>
        <table:table-row table:style-name="ro1">
          <table:table-cell table:number-columns-repeated="2"/>
          <table:table-cell office:value-type="string">
            <text:p>02:02:22</text:p>
          </table:table-cell>
          <table:table-cell office:value-type="float" office:value="806">
            <text:p>806</text:p>
          </table:table-cell>
          <table:table-cell table:formula="of:=CONCATENATE([.C7:.C7];IF([.D7]&gt;99;&quot;,&quot;;&quot;,0&quot;);[.D7:.D7])" office:value-type="string" office:string-value="02:02:22,806">
            <text:p>02:02:22,806</text:p>
          </table:table-cell>
          <table:table-cell table:formula="of:=0" office:value-type="time" office:time-value="PT00H00M00S">
            <text:p>00:00:00,000</text:p>
          </table:table-cell>
          <table:table-cell table:formula="of:=IF([.F7]&gt;0;[.F7];&quot;&quot;)">
            <text:p/>
          </table:table-cell>
          <table:table-cell/>
          <table:table-cell office:value-type="string">
            <text:p>Communication</text:p>
          </table:table-cell>
          <table:table-cell office:value-type="string">
            <text:p>interrupted</text:p>
          </table:table-cell>
        </table:table-row>
        <table:table-row table:style-name="ro1">
          <table:table-cell table:number-columns-repeated="2"/>
          <table:table-cell office:value-type="string">
            <text:p>02:01:40</text:p>
          </table:table-cell>
          <table:table-cell office:value-type="float" office:value="90">
            <text:p>090</text:p>
          </table:table-cell>
          <table:table-cell table:formula="of:=CONCATENATE([.C8:.C8];IF([.D8]&gt;99;&quot;,&quot;;&quot;,0&quot;);[.D8:.D8])" office:value-type="string" office:string-value="02:01:40,090">
            <text:p>02:01:40,090</text:p>
          </table:table-cell>
          <table:table-cell table:formula="of:=[.E8]-[.E9]" office:value-type="time" office:time-value="PT00H00M02.654S">
            <text:p>00:00:02,654</text:p>
          </table:table-cell>
          <table:table-cell table:formula="of:=IF([.F8]&gt;0;[.F8];&quot;&quot;)" office:value-type="time" office:time-value="PT00H00M02.654S">
            <text:p>00:00:02,654</text:p>
          </table:table-cell>
          <table:table-cell/>
          <table:table-cell office:value-type="string">
            <text:p>Communication</text:p>
          </table:table-cell>
          <table:table-cell office:value-type="string">
            <text:p>re-established</text:p>
          </table:table-cell>
        </table:table-row>
        <table:table-row table:style-name="ro1">
          <table:table-cell table:number-columns-repeated="2"/>
          <table:table-cell office:value-type="string">
            <text:p>02:01:37</text:p>
          </table:table-cell>
          <table:table-cell office:value-type="float" office:value="436">
            <text:p>436</text:p>
          </table:table-cell>
          <table:table-cell table:formula="of:=CONCATENATE([.C9:.C9];IF([.D9]&gt;99;&quot;,&quot;;&quot;,0&quot;);[.D9:.D9])" office:value-type="string" office:string-value="02:01:37,436">
            <text:p>02:01:37,436</text:p>
          </table:table-cell>
          <table:table-cell table:formula="of:=0" office:value-type="time" office:time-value="PT00H00M00S">
            <text:p>00:00:00,000</text:p>
          </table:table-cell>
          <table:table-cell table:formula="of:=IF([.F9]&gt;0;[.F9];&quot;&quot;)">
            <text:p/>
          </table:table-cell>
          <table:table-cell/>
          <table:table-cell office:value-type="string">
            <text:p>Communication</text:p>
          </table:table-cell>
          <table:table-cell office:value-type="string">
            <text:p>interrupted</text:p>
          </table:table-cell>
        </table:table-row>
        <table:table-row table:style-name="ro1">
          <table:table-cell table:number-columns-repeated="2"/>
          <table:table-cell office:value-type="string">
            <text:p>02:01:31</text:p>
          </table:table-cell>
          <table:table-cell office:value-type="float" office:value="830">
            <text:p>830</text:p>
          </table:table-cell>
          <table:table-cell table:formula="of:=CONCATENATE([.C10:.C10];IF([.D10]&gt;99;&quot;,&quot;;&quot;,0&quot;);[.D10:.D10])" office:value-type="string" office:string-value="02:01:31,830">
            <text:p>02:01:31,830</text:p>
          </table:table-cell>
          <table:table-cell table:formula="of:=[.E10]-[.E11]" office:value-type="time" office:time-value="PT00H00M02.664S">
            <text:p>00:00:02,664</text:p>
          </table:table-cell>
          <table:table-cell table:formula="of:=IF([.F10]&gt;0;[.F10];&quot;&quot;)" office:value-type="time" office:time-value="PT00H00M02.664S">
            <text:p>00:00:02,664</text:p>
          </table:table-cell>
          <table:table-cell/>
          <table:table-cell office:value-type="string">
            <text:p>Communication</text:p>
          </table:table-cell>
          <table:table-cell office:value-type="string">
            <text:p>re-established</text:p>
          </table:table-cell>
        </table:table-row>
        <table:table-row table:style-name="ro1">
          <table:table-cell table:number-columns-repeated="2"/>
          <table:table-cell office:value-type="string">
            <text:p>02:01:29</text:p>
          </table:table-cell>
          <table:table-cell office:value-type="float" office:value="166">
            <text:p>166</text:p>
          </table:table-cell>
          <table:table-cell table:formula="of:=CONCATENATE([.C11:.C11];IF([.D11]&gt;99;&quot;,&quot;;&quot;,0&quot;);[.D11:.D11])" office:value-type="string" office:string-value="02:01:29,166">
            <text:p>02:01:29,166</text:p>
          </table:table-cell>
          <table:table-cell table:formula="of:=0" office:value-type="time" office:time-value="PT00H00M00S">
            <text:p>00:00:00,000</text:p>
          </table:table-cell>
          <table:table-cell table:formula="of:=IF([.F11]&gt;0;[.F11];&quot;&quot;)">
            <text:p/>
          </table:table-cell>
          <table:table-cell/>
          <table:table-cell office:value-type="string">
            <text:p>Communication</text:p>
          </table:table-cell>
          <table:table-cell office:value-type="string">
            <text:p>interrupted</text:p>
          </table:table-cell>
        </table:table-row>
        <table:table-row table:style-name="ro1">
          <table:table-cell table:number-columns-repeated="2"/>
          <table:table-cell office:value-type="string">
            <text:p>02:01:24</text:p>
          </table:table-cell>
          <table:table-cell office:value-type="float" office:value="540">
            <text:p>540</text:p>
          </table:table-cell>
          <table:table-cell table:formula="of:=CONCATENATE([.C12:.C12];IF([.D12]&gt;99;&quot;,&quot;;&quot;,0&quot;);[.D12:.D12])" office:value-type="string" office:string-value="02:01:24,540">
            <text:p>02:01:24,540</text:p>
          </table:table-cell>
          <table:table-cell table:formula="of:=[.E12]-[.E13]" office:value-type="time" office:time-value="PT00H00M02.764S">
            <text:p>00:00:02,764</text:p>
          </table:table-cell>
          <table:table-cell table:formula="of:=IF([.F12]&gt;0;[.F12];&quot;&quot;)" office:value-type="time" office:time-value="PT00H00M02.764S">
            <text:p>00:00:02,764</text:p>
          </table:table-cell>
          <table:table-cell/>
          <table:table-cell office:value-type="string">
            <text:p>Communication</text:p>
          </table:table-cell>
          <table:table-cell office:value-type="string">
            <text:p>re-established</text:p>
          </table:table-cell>
        </table:table-row>
        <table:table-row table:style-name="ro1">
          <table:table-cell table:number-columns-repeated="2"/>
          <table:table-cell office:value-type="string">
            <text:p>02:01:21</text:p>
          </table:table-cell>
          <table:table-cell office:value-type="float" office:value="776">
            <text:p>776</text:p>
          </table:table-cell>
          <table:table-cell table:formula="of:=CONCATENATE([.C13:.C13];IF([.D13]&gt;99;&quot;,&quot;;&quot;,0&quot;);[.D13:.D13])" office:value-type="string" office:string-value="02:01:21,776">
            <text:p>02:01:21,776</text:p>
          </table:table-cell>
          <table:table-cell table:formula="of:=0" office:value-type="time" office:time-value="PT00H00M00S">
            <text:p>00:00:00,000</text:p>
          </table:table-cell>
          <table:table-cell table:formula="of:=IF([.F13]&gt;0;[.F13];&quot;&quot;)">
            <text:p/>
          </table:table-cell>
          <table:table-cell/>
          <table:table-cell office:value-type="string">
            <text:p>Communication</text:p>
          </table:table-cell>
          <table:table-cell office:value-type="string">
            <text:p>interrupted</text:p>
          </table:table-cell>
        </table:table-row>
        <table:table-row table:style-name="ro1">
          <table:table-cell table:number-columns-repeated="2"/>
          <table:table-cell office:value-type="string">
            <text:p>02:01:16</text:p>
          </table:table-cell>
          <table:table-cell office:value-type="float" office:value="70">
            <text:p>070</text:p>
          </table:table-cell>
          <table:table-cell table:formula="of:=CONCATENATE([.C14:.C14];IF([.D14]&gt;99;&quot;,&quot;;&quot;,0&quot;);[.D14:.D14])" office:value-type="string" office:string-value="02:01:16,070">
            <text:p>02:01:16,070</text:p>
          </table:table-cell>
          <table:table-cell table:formula="of:=[.E14]-[.E15]" office:value-type="time" office:time-value="PT00H00M02.774S">
            <text:p>00:00:02,774</text:p>
          </table:table-cell>
          <table:table-cell table:formula="of:=IF([.F14]&gt;0;[.F14];&quot;&quot;)" office:value-type="time" office:time-value="PT00H00M02.774S">
            <text:p>00:00:02,774</text:p>
          </table:table-cell>
          <table:table-cell/>
          <table:table-cell office:value-type="string">
            <text:p>Communication</text:p>
          </table:table-cell>
          <table:table-cell office:value-type="string">
            <text:p>re-established</text:p>
          </table:table-cell>
        </table:table-row>
        <table:table-row table:style-name="ro1">
          <table:table-cell table:number-columns-repeated="2"/>
          <table:table-cell office:value-type="string">
            <text:p>02:01:13</text:p>
          </table:table-cell>
          <table:table-cell office:value-type="float" office:value="296">
            <text:p>296</text:p>
          </table:table-cell>
          <table:table-cell table:formula="of:=CONCATENATE([.C15:.C15];IF([.D15]&gt;99;&quot;,&quot;;&quot;,0&quot;);[.D15:.D15])" office:value-type="string" office:string-value="02:01:13,296">
            <text:p>02:01:13,296</text:p>
          </table:table-cell>
          <table:table-cell table:formula="of:=0" office:value-type="time" office:time-value="PT00H00M00S">
            <text:p>00:00:00,000</text:p>
          </table:table-cell>
          <table:table-cell table:formula="of:=IF([.F15]&gt;0;[.F15];&quot;&quot;)">
            <text:p/>
          </table:table-cell>
          <table:table-cell/>
          <table:table-cell office:value-type="string">
            <text:p>Communication</text:p>
          </table:table-cell>
          <table:table-cell office:value-type="string">
            <text:p>interrupted</text:p>
          </table:table-cell>
        </table:table-row>
        <table:table-row table:style-name="ro1">
          <table:table-cell table:number-columns-repeated="2"/>
          <table:table-cell office:value-type="string">
            <text:p>02:00:52</text:p>
          </table:table-cell>
          <table:table-cell office:value-type="float" office:value="560">
            <text:p>560</text:p>
          </table:table-cell>
          <table:table-cell table:formula="of:=CONCATENATE([.C16:.C16];IF([.D16]&gt;99;&quot;,&quot;;&quot;,0&quot;);[.D16:.D16])" office:value-type="string" office:string-value="02:00:52,560">
            <text:p>02:00:52,560</text:p>
          </table:table-cell>
          <table:table-cell table:formula="of:=[.E16]-[.E17]" office:value-type="time" office:time-value="PT00H00M02.654S">
            <text:p>00:00:02,654</text:p>
          </table:table-cell>
          <table:table-cell table:formula="of:=IF([.F16]&gt;0;[.F16];&quot;&quot;)" office:value-type="time" office:time-value="PT00H00M02.654S">
            <text:p>00:00:02,654</text:p>
          </table:table-cell>
          <table:table-cell/>
          <table:table-cell office:value-type="string">
            <text:p>Communication</text:p>
          </table:table-cell>
          <table:table-cell office:value-type="string">
            <text:p>re-established</text:p>
          </table:table-cell>
        </table:table-row>
        <table:table-row table:style-name="ro1">
          <table:table-cell table:number-columns-repeated="2"/>
          <table:table-cell office:value-type="string">
            <text:p>02:00:49</text:p>
          </table:table-cell>
          <table:table-cell office:value-type="float" office:value="906">
            <text:p>906</text:p>
          </table:table-cell>
          <table:table-cell table:formula="of:=CONCATENATE([.C17:.C17];IF([.D17]&gt;99;&quot;,&quot;;&quot;,0&quot;);[.D17:.D17])" office:value-type="string" office:string-value="02:00:49,906">
            <text:p>02:00:49,906</text:p>
          </table:table-cell>
          <table:table-cell table:formula="of:=0" office:value-type="time" office:time-value="PT00H00M00S">
            <text:p>00:00:00,000</text:p>
          </table:table-cell>
          <table:table-cell table:formula="of:=IF([.F17]&gt;0;[.F17];&quot;&quot;)">
            <text:p/>
          </table:table-cell>
          <table:table-cell/>
          <table:table-cell office:value-type="string">
            <text:p>Communication</text:p>
          </table:table-cell>
          <table:table-cell office:value-type="string">
            <text:p>interrupted</text:p>
          </table:table-cell>
        </table:table-row>
        <table:table-row table:style-name="ro1">
          <table:table-cell table:number-columns-repeated="2"/>
          <table:table-cell office:value-type="string">
            <text:p>02:00:44</text:p>
          </table:table-cell>
          <table:table-cell office:value-type="float" office:value="350">
            <text:p>350</text:p>
          </table:table-cell>
          <table:table-cell table:formula="of:=CONCATENATE([.C18:.C18];IF([.D18]&gt;99;&quot;,&quot;;&quot;,0&quot;);[.D18:.D18])" office:value-type="string" office:string-value="02:00:44,350">
            <text:p>02:00:44,350</text:p>
          </table:table-cell>
          <table:table-cell table:formula="of:=[.E18]-[.E19]" office:value-type="time" office:time-value="PT00H00M02.664S">
            <text:p>00:00:02,664</text:p>
          </table:table-cell>
          <table:table-cell table:formula="of:=IF([.F18]&gt;0;[.F18];&quot;&quot;)" office:value-type="time" office:time-value="PT00H00M02.664S">
            <text:p>00:00:02,664</text:p>
          </table:table-cell>
          <table:table-cell/>
          <table:table-cell office:value-type="string">
            <text:p>Communication</text:p>
          </table:table-cell>
          <table:table-cell office:value-type="string">
            <text:p>re-established</text:p>
          </table:table-cell>
        </table:table-row>
        <table:table-row table:style-name="ro1">
          <table:table-cell table:number-columns-repeated="2"/>
          <table:table-cell office:value-type="string">
            <text:p>02:00:41</text:p>
          </table:table-cell>
          <table:table-cell office:value-type="float" office:value="686">
            <text:p>686</text:p>
          </table:table-cell>
          <table:table-cell table:formula="of:=CONCATENATE([.C19:.C19];IF([.D19]&gt;99;&quot;,&quot;;&quot;,0&quot;);[.D19:.D19])" office:value-type="string" office:string-value="02:00:41,686">
            <text:p>02:00:41,686</text:p>
          </table:table-cell>
          <table:table-cell table:formula="of:=0" office:value-type="time" office:time-value="PT00H00M00S">
            <text:p>00:00:00,000</text:p>
          </table:table-cell>
          <table:table-cell table:formula="of:=IF([.F19]&gt;0;[.F19];&quot;&quot;)">
            <text:p/>
          </table:table-cell>
          <table:table-cell/>
          <table:table-cell office:value-type="string">
            <text:p>Communication</text:p>
          </table:table-cell>
          <table:table-cell office:value-type="string">
            <text:p>interrupted</text:p>
          </table:table-cell>
        </table:table-row>
        <table:table-row table:style-name="ro1">
          <table:table-cell table:number-columns-repeated="2"/>
          <table:table-cell office:value-type="string">
            <text:p>02:00:32</text:p>
          </table:table-cell>
          <table:table-cell office:value-type="float" office:value="10">
            <text:p>010</text:p>
          </table:table-cell>
          <table:table-cell table:formula="of:=CONCATENATE([.C20:.C20];IF([.D20]&gt;99;&quot;,&quot;;&quot;,0&quot;);[.D20:.D20])" office:value-type="string" office:string-value="02:00:32,010">
            <text:p>02:00:32,010</text:p>
          </table:table-cell>
          <table:table-cell table:formula="of:=[.E20]-[.E21]" office:value-type="time" office:time-value="PT00H00M02.654S">
            <text:p>00:00:02,654</text:p>
          </table:table-cell>
          <table:table-cell table:formula="of:=IF([.F20]&gt;0;[.F20];&quot;&quot;)" office:value-type="time" office:time-value="PT00H00M02.654S">
            <text:p>00:00:02,654</text:p>
          </table:table-cell>
          <table:table-cell/>
          <table:table-cell office:value-type="string">
            <text:p>Communication</text:p>
          </table:table-cell>
          <table:table-cell office:value-type="string">
            <text:p>re-established</text:p>
          </table:table-cell>
        </table:table-row>
        <table:table-row table:style-name="ro1">
          <table:table-cell table:number-columns-repeated="2"/>
          <table:table-cell office:value-type="string">
            <text:p>02:00:29</text:p>
          </table:table-cell>
          <table:table-cell office:value-type="float" office:value="356">
            <text:p>356</text:p>
          </table:table-cell>
          <table:table-cell table:formula="of:=CONCATENATE([.C21:.C21];IF([.D21]&gt;99;&quot;,&quot;;&quot;,0&quot;);[.D21:.D21])" office:value-type="string" office:string-value="02:00:29,356">
            <text:p>02:00:29,356</text:p>
          </table:table-cell>
          <table:table-cell table:formula="of:=0" office:value-type="time" office:time-value="PT00H00M00S">
            <text:p>00:00:00,000</text:p>
          </table:table-cell>
          <table:table-cell table:formula="of:=IF([.F21]&gt;0;[.F21];&quot;&quot;)">
            <text:p/>
          </table:table-cell>
          <table:table-cell/>
          <table:table-cell office:value-type="string">
            <text:p>Communication</text:p>
          </table:table-cell>
          <table:table-cell office:value-type="string">
            <text:p>interrupted</text:p>
          </table:table-cell>
        </table:table-row>
        <table:table-row table:style-name="ro1">
          <table:table-cell table:number-columns-repeated="2"/>
          <table:table-cell office:value-type="string">
            <text:p>02:00:22</text:p>
          </table:table-cell>
          <table:table-cell office:value-type="float" office:value="880">
            <text:p>880</text:p>
          </table:table-cell>
          <table:table-cell table:formula="of:=CONCATENATE([.C22:.C22];IF([.D22]&gt;99;&quot;,&quot;;&quot;,0&quot;);[.D22:.D22])" office:value-type="string" office:string-value="02:00:22,880">
            <text:p>02:00:22,880</text:p>
          </table:table-cell>
          <table:table-cell table:formula="of:=[.E22]-[.E23]" office:value-type="time" office:time-value="PT00H00M02.664S">
            <text:p>00:00:02,664</text:p>
          </table:table-cell>
          <table:table-cell table:formula="of:=IF([.F22]&gt;0;[.F22];&quot;&quot;)" office:value-type="time" office:time-value="PT00H00M02.664S">
            <text:p>00:00:02,664</text:p>
          </table:table-cell>
          <table:table-cell/>
          <table:table-cell office:value-type="string">
            <text:p>Communication</text:p>
          </table:table-cell>
          <table:table-cell office:value-type="string">
            <text:p>re-established</text:p>
          </table:table-cell>
        </table:table-row>
        <table:table-row table:style-name="ro1">
          <table:table-cell table:number-columns-repeated="2"/>
          <table:table-cell office:value-type="string">
            <text:p>02:00:20</text:p>
          </table:table-cell>
          <table:table-cell office:value-type="float" office:value="216">
            <text:p>216</text:p>
          </table:table-cell>
          <table:table-cell table:formula="of:=CONCATENATE([.C23:.C23];IF([.D23]&gt;99;&quot;,&quot;;&quot;,0&quot;);[.D23:.D23])" office:value-type="string" office:string-value="02:00:20,216">
            <text:p>02:00:20,216</text:p>
          </table:table-cell>
          <table:table-cell table:formula="of:=0" office:value-type="time" office:time-value="PT00H00M00S">
            <text:p>00:00:00,000</text:p>
          </table:table-cell>
          <table:table-cell table:formula="of:=IF([.F23]&gt;0;[.F23];&quot;&quot;)">
            <text:p/>
          </table:table-cell>
          <table:table-cell/>
          <table:table-cell office:value-type="string">
            <text:p>Communication</text:p>
          </table:table-cell>
          <table:table-cell office:value-type="string">
            <text:p>interrupted</text:p>
          </table:table-cell>
        </table:table-row>
        <table:table-row table:style-name="ro1">
          <table:table-cell table:number-columns-repeated="2"/>
          <table:table-cell office:value-type="string">
            <text:p>02:00:16</text:p>
          </table:table-cell>
          <table:table-cell office:value-type="float" office:value="680">
            <text:p>680</text:p>
          </table:table-cell>
          <table:table-cell table:formula="of:=CONCATENATE([.C24:.C24];IF([.D24]&gt;99;&quot;,&quot;;&quot;,0&quot;);[.D24:.D24])" office:value-type="string" office:string-value="02:00:16,680">
            <text:p>02:00:16,680</text:p>
          </table:table-cell>
          <table:table-cell table:formula="of:=[.E24]-[.E25]" office:value-type="time" office:time-value="PT00H00M02.664S">
            <text:p>00:00:02,664</text:p>
          </table:table-cell>
          <table:table-cell table:formula="of:=IF([.F24]&gt;0;[.F24];&quot;&quot;)" office:value-type="time" office:time-value="PT00H00M02.664S">
            <text:p>00:00:02,664</text:p>
          </table:table-cell>
          <table:table-cell/>
          <table:table-cell office:value-type="string">
            <text:p>Communication</text:p>
          </table:table-cell>
          <table:table-cell office:value-type="string">
            <text:p>re-established</text:p>
          </table:table-cell>
        </table:table-row>
        <table:table-row table:style-name="ro1">
          <table:table-cell table:number-columns-repeated="2"/>
          <table:table-cell office:value-type="string">
            <text:p>02:00:14</text:p>
          </table:table-cell>
          <table:table-cell office:value-type="float" office:value="16">
            <text:p>016</text:p>
          </table:table-cell>
          <table:table-cell table:formula="of:=CONCATENATE([.C25:.C25];IF([.D25]&gt;99;&quot;,&quot;;&quot;,0&quot;);[.D25:.D25])" office:value-type="string" office:string-value="02:00:14,016">
            <text:p>02:00:14,016</text:p>
          </table:table-cell>
          <table:table-cell table:formula="of:=0" office:value-type="time" office:time-value="PT00H00M00S">
            <text:p>00:00:00,000</text:p>
          </table:table-cell>
          <table:table-cell table:formula="of:=IF([.F25]&gt;0;[.F25];&quot;&quot;)">
            <text:p/>
          </table:table-cell>
          <table:table-cell/>
          <table:table-cell office:value-type="string">
            <text:p>Communication</text:p>
          </table:table-cell>
          <table:table-cell office:value-type="string">
            <text:p>interrupted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Default" office:value-type="string">
            <text:p>min</text:p>
          </table:table-cell>
          <table:table-cell table:style-name="ce3" table:formula="of:=MIN([.G2:.G25])" office:value-type="time" office:time-value="PT00H00M02.654S">
            <text:p>00:00:02,6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Default" office:value-type="string">
            <text:p>max</text:p>
          </table:table-cell>
          <table:table-cell table:style-name="ce4" table:formula="of:=MAX([.G2:.G25])" office:value-type="time" office:time-value="PT00H00M02.774S">
            <text:p>00:00:02,7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Default" office:value-type="string">
            <text:p>śr</text:p>
          </table:table-cell>
          <table:table-cell table:style-name="ce3" table:formula="of:=AVERAGE([.G2:.G25])" office:value-type="time" office:time-value="PT00H00M02.678167S">
            <text:p>00:00:02,678</text:p>
          </table:table-cell>
          <table:table-cell table:number-columns-repeated="2"/>
        </table:table-row>
      </table:table>
      <table:table table:name="Arkusz3" table:style-name="ta1" table:print="false">
        <table:table-column table:style-name="co1" table:default-cell-style-name="Default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ype</text:p>
          </table:table-cell>
          <table:table-cell table:style-name="Default" office:value-type="string">
            <text:p>Server (Port)</text:p>
          </table:table-cell>
          <table:table-cell office:value-type="string">
            <text:p>Timestamp</text:p>
          </table:table-cell>
          <table:table-cell office:value-type="string">
            <text:p>Message</text:p>
          </table:table-cell>
        </table:table-row>
        <table:table-row table:style-name="ro1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0 01:26:35 551 ms</text:p>
          </table:table-cell>
          <table:table-cell office:value-type="string">
            <text:p>Device 2 (EtherCAT (v2.10 only): Frame returned -&gt; force reinitialization!</text:p>
          </table:table-cell>
        </table:table-row>
        <table:table-row table:style-name="ro1">
          <table:table-cell office:value-type="string">
            <text:p>Hint</text:p>
          </table:table-cell>
          <table:table-cell table:style-name="Default" office:value-type="string">
            <text:p>TCIO (300)</text:p>
          </table:table-cell>
          <table:table-cell office:value-type="string">
            <text:p>2013-09-10 01:26:35 543 ms</text:p>
          </table:table-cell>
          <table:table-cell office:value-type="string">
            <text:p>Device 2 (EtherCAT (v2.10 only): Link detected (100 MBaud)</text:p>
          </table:table-cell>
        </table:table-row>
        <table:table-row table:style-name="ro1">
          <table:table-cell office:value-type="string">
            <text:p>Warning</text:p>
          </table:table-cell>
          <table:table-cell table:style-name="Default" office:value-type="string">
            <text:p>TCIO (300)</text:p>
          </table:table-cell>
          <table:table-cell office:value-type="string">
            <text:p>2013-09-10 01:26:31 575 ms</text:p>
          </table:table-cell>
          <table:table-cell office:value-type="string">
            <text:p>Device 2 (EtherCAT (v2.10 only): Link lost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string">
            <text:p><text:s/>(65535)</text:p>
          </table:table-cell>
          <table:table-cell office:value-type="string">
            <text:p>2013-09-10 01:25:49 560 ms</text:p>
          </table:table-cell>
          <table:table-cell office:value-type="string">
            <text:p>Device 2 (EtherCAT (v2.10 only)': 'INIT to PREOP' failed! Error: 'read slave count'. Communication Error '0x707 (1799)'.</text:p>
          </table:table-cell>
        </table:table-row>
        <table:table-row table:style-name="ro1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0 01:25:49 504 ms</text:p>
          </table:table-cell>
          <table:table-cell office:value-type="string">
            <text:p>Drive 1 (AX5203-0000-0010) (1001) - Term 8 (EL3102) (1007)' Communication re-established</text:p>
          </table:table-cell>
        </table:table-row>
        <table:table-row table:style-name="ro1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0 01:25:49 499 ms</text:p>
          </table:table-cell>
          <table:table-cell office:value-type="string">
            <text:p>Device 2 (EtherCAT (v2.10 only): Frame returned -&gt; force reinitialization!</text:p>
          </table:table-cell>
        </table:table-row>
        <table:table-row table:style-name="ro1">
          <table:table-cell office:value-type="string">
            <text:p>Warning</text:p>
          </table:table-cell>
          <table:table-cell office:value-type="string">
            <text:p><text:s/>(65535)</text:p>
          </table:table-cell>
          <table:table-cell office:value-type="string">
            <text:p>2013-09-10 01:25:49 51 ms</text:p>
          </table:table-cell>
          <table:table-cell office:value-type="string">
            <text:p>Device 2 (EtherCAT (v2.10 only): Frame missed 10 times (frame no. 0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108">
      <number:year number:style="long"/>
      <number:text>-</number:text>
      <number:month number:style="long"/>
      <number:text>-</number:text>
      <number:day number:style="long"/>
      <number:text>,</number:text>
      <number:hours number:style="long"/>
      <number:text>:</number:text>
      <number:minutes number:style="long"/>
      <number:text>:</number:text>
      <number:seconds number:style="long" number:decimal-places="3"/>
    </number:date-style>
    <number:time-style style:name="N109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10">
      <number:number number:decimal-places="0" number:min-integer-digits="3"/>
    </number:number-style>
    <number:number-style style:name="N111">
      <number:number number:decimal-places="3" number:min-integer-digits="3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10.09.2013</text:date>, <text:time>01:47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zydamian </meta:initial-creator>
    <meta:creation-date>2013-09-10T00:14:39</meta:creation-date>
    <dc:date>2013-09-10T01:47:58</dc:date>
    <dc:creator>duzydamian </dc:creator>
    <meta:editing-duration>PT00H46M55S</meta:editing-duration>
    <meta:editing-cycles>2</meta:editing-cycles>
    <meta:generator>OpenOffice.org/3.2$Unix OpenOffice.org_project/320m19$Build-9505</meta:generator>
    <meta:document-statistic meta:table-count="3" meta:cell-count="282" meta:object-count="0"/>
  </office:meta>
</office:document-meta>
</file>